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2024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4072" calcext:value-type="float">
            <text:p>41.7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202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202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2021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872" calcext:value-type="float">
            <text:p>42.0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2020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1168" calcext:value-type="float">
            <text:p>42.1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2019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2018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201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201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201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6944" calcext:value-type="float">
            <text:p>43.3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201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0368" calcext:value-type="float">
            <text:p>43.3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201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1288" calcext:value-type="float">
            <text:p>43.0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2012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9576" calcext:value-type="float">
            <text:p>43.0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2011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1248" calcext:value-type="float">
            <text:p>42.7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2010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6216" calcext:value-type="float">
            <text:p>46.68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200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804" calcext:value-type="float">
            <text:p>45.2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200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5064" calcext:value-type="float">
            <text:p>43.5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2007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2872" calcext:value-type="float">
            <text:p>43.5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2006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6816" calcext:value-type="float">
            <text:p>43.86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2005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4272" calcext:value-type="float">
            <text:p>43.3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200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788" calcext:value-type="float">
            <text:p>43.99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2003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5016" calcext:value-type="float">
            <text:p>44.70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200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8464" calcext:value-type="float">
            <text:p>44.0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2001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199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1998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5456" calcext:value-type="float">
            <text:p>44.41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1997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644" calcext:value-type="float">
            <text:p>43.90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1996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1995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199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452" calcext:value-type="float">
            <text:p>43.78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1992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4816" calcext:value-type="float">
            <text:p>43.10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1991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9912" calcext:value-type="float">
            <text:p>42.7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1991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0664" calcext:value-type="float">
            <text:p>42.6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1990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756" calcext:value-type="float">
            <text:p>49.05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1988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1987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4272" calcext:value-type="float">
            <text:p>43.3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1985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7488" calcext:value-type="float">
            <text:p>46.95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198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7352" calcext:value-type="float">
            <text:p>45.10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198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5248" calcext:value-type="float">
            <text:p>48.0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198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9024" calcext:value-type="float">
            <text:p>44.7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1979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916" calcext:value-type="float">
            <text:p>54.23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1" meta:object-count="0"/>
    <meta:user-defined meta:name="AppVersion">3.0</meta:user-defined>
  </office:meta>
</office:document-meta>
</file>